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72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3" style:family="table-cell" style:parent-style-name="Default" style:data-style-name="N60">
      <style:table-cell-properties style:text-align-source="fix" style:repeat-content="false" fo:wrap-option="wrap"/>
      <style:paragraph-properties fo:text-align="center"/>
    </style:style>
    <style:style style:name="ce4" style:family="table-cell" style:parent-style-name="Default" style:data-style-name="N60">
      <style:table-cell-properties style:text-align-source="fix" style:repeat-content="false" fo:wrap-option="wrap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92in" svg:height="3.5449in" svg:x="1.3717in" svg:y="3.315in">
            <draw:object draw:notify-on-update-of-ranges="Sheet1.A1:Sheet1.A1 Sheet1.A2:Sheet1.A12 Sheet1.D1:Sheet1.D1 Sheet1.D2:Sheet1.D12 Sheet1.G2:Sheet1.G10 Sheet1.J1:Sheet1.J1 Sheet1.J2:Sheet1.J10 Sheet1.M2:Sheet1.M10 Sheet1.P1:Sheet1.P1 Sheet1.P2:Sheet1.P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ce5"/>
        <table:table-column table:style-name="co1" table:default-cell-style-name="ce5"/>
        <table:table-column table:style-name="co1" table:number-columns-repeated="4" table:default-cell-style-name="Default"/>
        <table:table-column table:style-name="co1" table:number-columns-repeated="2" table:default-cell-style-name="ce5"/>
        <table:table-column table:style-name="co1" table:number-columns-repeated="4" table:default-cell-style-name="Default"/>
        <table:table-column table:style-name="co1" table:number-columns-repeated="2" table:default-cell-style-name="ce5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>
            <text:p>LET (MeV-cm2/mg)</text:p>
          </table:table-cell>
          <table:table-cell table:style-name="ce1" office:value-type="string" calcext:value-type="string">
            <text:p>Fluence (ions/cm2)</text:p>
          </table:table-cell>
          <table:table-cell table:style-name="ce1" office:value-type="string" calcext:value-type="string">
            <text:p>Events</text:p>
          </table:table-cell>
          <table:table-cell table:style-name="ce1" office:value-type="string" calcext:value-type="string">
            <text:p>Cross Section (ions/cm2)</text:p>
          </table:table-cell>
          <table:table-cell table:style-name="ce4" office:value-type="string" calcext:value-type="string">
            <text:p>Lower</text:p>
          </table:table-cell>
          <table:table-cell table:style-name="ce4" office:value-type="string" calcext:value-type="string">
            <text:p>Upper</text:p>
          </table:table-cell>
          <table:table-cell table:style-name="ce1" office:value-type="string" calcext:value-type="string">
            <text:p>LET (MeV-cm2/mg)</text:p>
          </table:table-cell>
          <table:table-cell table:style-name="ce1" office:value-type="string" calcext:value-type="string">
            <text:p>Fluence (ions/cm2)</text:p>
          </table:table-cell>
          <table:table-cell table:style-name="ce1" office:value-type="string" calcext:value-type="string">
            <text:p>Events</text:p>
          </table:table-cell>
          <table:table-cell table:style-name="ce1" office:value-type="string" calcext:value-type="string">
            <text:p>Cross Section (ions/cm2)</text:p>
          </table:table-cell>
          <table:table-cell table:style-name="ce4" office:value-type="string" calcext:value-type="string">
            <text:p>Lower</text:p>
          </table:table-cell>
          <table:table-cell table:style-name="ce4" office:value-type="string" calcext:value-type="string">
            <text:p>Upper</text:p>
          </table:table-cell>
          <table:table-cell table:style-name="ce1" office:value-type="string" calcext:value-type="string">
            <text:p>LET (MeV-cm2/mg)</text:p>
          </table:table-cell>
          <table:table-cell table:style-name="ce1" office:value-type="string" calcext:value-type="string">
            <text:p>Fluence (ions/cm2)</text:p>
          </table:table-cell>
          <table:table-cell table:style-name="ce1" office:value-type="string" calcext:value-type="string">
            <text:p>Events</text:p>
          </table:table-cell>
          <table:table-cell table:style-name="ce1" office:value-type="string" calcext:value-type="string">
            <text:p>Cross Section (ions/cm2)</text:p>
          </table:table-cell>
          <table:table-cell table:style-name="ce4" office:value-type="string" calcext:value-type="string">
            <text:p>Lower</text:p>
          </table:table-cell>
          <table:table-cell table:style-name="ce4" office:value-type="string" calcext:value-type="string">
            <text:p>Upper</text:p>
          </table:table-cell>
          <table:table-cell table:style-name="ce2" table:number-columns-repeated="1006"/>
        </table:table-row>
        <table:table-row table:style-name="ro2">
          <table:table-cell table:style-name="ce2" office:value-type="float" office:value="1.3" calcext:value-type="float">
            <text:p>1.3</text:p>
          </table:table-cell>
          <table:table-cell table:style-name="ce3" office:value-type="float" office:value="100000000" calcext:value-type="float">
            <text:p>1.00E+008</text:p>
          </table:table-cell>
          <table:table-cell table:style-name="ce2" office:value-type="float" office:value="3" calcext:value-type="float">
            <text:p>3</text:p>
          </table:table-cell>
          <table:table-cell table:style-name="ce3" table:formula="of:=[.C2]/[.B2]" office:value-type="float" office:value="0.00000003" calcext:value-type="float">
            <text:p>3.00E-008</text:p>
          </table:table-cell>
          <table:table-cell table:style-name="ce3" table:formula="of:=[.D2]*0.2" office:value-type="float" office:value="0.000000006" calcext:value-type="float">
            <text:p>6.00E-009</text:p>
          </table:table-cell>
          <table:table-cell table:style-name="ce3" table:formula="of:=[.D2]*2.933" office:value-type="float" office:value="0.00000008799" calcext:value-type="float">
            <text:p>8.80E-008</text:p>
          </table:table-cell>
          <table:table-cell table:style-name="ce2" office:value-type="float" office:value="1.3" calcext:value-type="float">
            <text:p>1.3</text:p>
          </table:table-cell>
          <table:table-cell table:style-name="ce3" office:value-type="float" office:value="80000000" calcext:value-type="float">
            <text:p>8.00E+007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1/[.H2]" office:value-type="float" office:value="0.0000000125" calcext:value-type="float">
            <text:p>1.25E-008</text:p>
          </table:table-cell>
          <table:table-cell table:style-name="ce3" office:value-type="float" office:value="0" calcext:value-type="float">
            <text:p>0.00E+000</text:p>
          </table:table-cell>
          <table:table-cell table:style-name="ce3" table:formula="of:=[.J2]*3.7" office:value-type="float" office:value="0.00000004625" calcext:value-type="float">
            <text:p>4.63E-008</text:p>
          </table:table-cell>
          <table:table-cell table:style-name="ce2" office:value-type="float" office:value="25.4" calcext:value-type="float">
            <text:p>25.4</text:p>
          </table:table-cell>
          <table:table-cell table:style-name="ce3" office:value-type="float" office:value="80000000" calcext:value-type="float">
            <text:p>8.00E+007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1/[.N2]" office:value-type="float" office:value="0.0000000125" calcext:value-type="float">
            <text:p>1.25E-008</text:p>
          </table:table-cell>
          <table:table-cell table:style-name="ce3" office:value-type="float" office:value="0" calcext:value-type="float">
            <text:p>0.00E+000</text:p>
          </table:table-cell>
          <table:table-cell table:style-name="ce3" table:formula="of:=[.P2]*3.7" office:value-type="float" office:value="0.00000004625" calcext:value-type="float">
            <text:p>4.63E-008</text:p>
          </table:table-cell>
          <table:table-cell table:style-name="ce2" table:number-columns-repeated="1006"/>
        </table:table-row>
        <table:table-row table:style-name="ro2"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100000000" calcext:value-type="float">
            <text:p>1.00E+008</text:p>
          </table:table-cell>
          <table:table-cell table:style-name="ce2" office:value-type="float" office:value="11" calcext:value-type="float">
            <text:p>11</text:p>
          </table:table-cell>
          <table:table-cell table:style-name="ce3" table:formula="of:=[.C3]/[.B3]" office:value-type="float" office:value="0.00000011" calcext:value-type="float">
            <text:p>1.10E-007</text:p>
          </table:table-cell>
          <table:table-cell table:style-name="ce3" table:formula="of:=0.491*[.D3]" office:value-type="float" office:value="0.00000005401" calcext:value-type="float">
            <text:p>5.40E-008</text:p>
          </table:table-cell>
          <table:table-cell table:style-name="ce3" table:formula="of:=[.D3]*1.791" office:value-type="float" office:value="0.00000019701" calcext:value-type="float">
            <text:p>1.97E-007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80000000" calcext:value-type="float">
            <text:p>8.00E+007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formula="of:=1/[.H3]" office:value-type="float" office:value="0.0000000125" calcext:value-type="float">
            <text:p>1.25E-008</text:p>
          </table:table-cell>
          <table:table-cell table:style-name="ce3" office:value-type="float" office:value="0" calcext:value-type="float">
            <text:p>0.00E+000</text:p>
          </table:table-cell>
          <table:table-cell table:style-name="ce3" table:formula="of:=[.J3]*3.7" office:value-type="float" office:value="0.00000004625" calcext:value-type="float">
            <text:p>4.63E-008</text:p>
          </table:table-cell>
          <table:table-cell table:style-name="ce2" office:value-type="float" office:value="38.5" calcext:value-type="float">
            <text:p>38.5</text:p>
          </table:table-cell>
          <table:table-cell table:style-name="ce3" office:value-type="float" office:value="100000000" calcext:value-type="float">
            <text:p>1.00E+008</text:p>
          </table:table-cell>
          <table:table-cell table:style-name="ce2" office:value-type="float" office:value="21" calcext:value-type="float">
            <text:p>21</text:p>
          </table:table-cell>
          <table:table-cell table:style-name="ce3" table:formula="of:=[.O3]/[.N3]" office:value-type="float" office:value="0.00000021" calcext:value-type="float">
            <text:p>2.10E-007</text:p>
          </table:table-cell>
          <table:table-cell table:style-name="ce3" table:formula="of:=[.P3]*0.619" office:value-type="float" office:value="0.00000012999" calcext:value-type="float">
            <text:p>1.30E-007</text:p>
          </table:table-cell>
          <table:table-cell table:style-name="ce3" table:formula="of:=[.P3]*1.524" office:value-type="float" office:value="0.00000032004" calcext:value-type="float">
            <text:p>3.20E-007</text:p>
          </table:table-cell>
          <table:table-cell table:style-name="ce2" table:number-columns-repeated="1006"/>
        </table:table-row>
        <table:table-row table:style-name="ro2">
          <table:table-cell table:style-name="ce2" office:value-type="float" office:value="7.7" calcext:value-type="float">
            <text:p>7.7</text:p>
          </table:table-cell>
          <table:table-cell table:style-name="ce3" office:value-type="float" office:value="100000000" calcext:value-type="float">
            <text:p>1.00E+008</text:p>
          </table:table-cell>
          <table:table-cell table:style-name="ce2" office:value-type="float" office:value="41" calcext:value-type="float">
            <text:p>41</text:p>
          </table:table-cell>
          <table:table-cell table:style-name="ce3" table:formula="of:=[.C4]/[.B4]" office:value-type="float" office:value="0.00000041" calcext:value-type="float">
            <text:p>4.10E-007</text:p>
          </table:table-cell>
          <table:table-cell table:style-name="ce3" table:formula="of:=0.717*[.D4]" office:value-type="float" office:value="0.00000029397" calcext:value-type="float">
            <text:p>2.94E-007</text:p>
          </table:table-cell>
          <table:table-cell table:style-name="ce3" table:formula="of:=[.D4]*1.356" office:value-type="float" office:value="0.00000055596" calcext:value-type="float">
            <text:p>5.56E-007</text:p>
          </table:table-cell>
          <table:table-cell table:style-name="ce2" office:value-type="float" office:value="7.7" calcext:value-type="float">
            <text:p>7.7</text:p>
          </table:table-cell>
          <table:table-cell table:style-name="ce3" office:value-type="float" office:value="100000000" calcext:value-type="float">
            <text:p>1.00E+008</text:p>
          </table:table-cell>
          <table:table-cell table:style-name="ce2" office:value-type="float" office:value="7" calcext:value-type="float">
            <text:p>7</text:p>
          </table:table-cell>
          <table:table-cell table:style-name="ce3" table:formula="of:=[.I4]/[.H4]" office:value-type="float" office:value="0.00000007" calcext:value-type="float">
            <text:p>7.00E-008</text:p>
          </table:table-cell>
          <table:table-cell table:style-name="ce3" table:formula="of:=[.J4]*0.4" office:value-type="float" office:value="0.000000028" calcext:value-type="float">
            <text:p>2.80E-008</text:p>
          </table:table-cell>
          <table:table-cell table:style-name="ce3" table:formula="of:=[.J4]*2.057" office:value-type="float" office:value="0.00000014399" calcext:value-type="float">
            <text:p>1.44E-007</text:p>
          </table:table-cell>
          <table:table-cell table:style-name="ce2" office:value-type="float" office:value="47.3" calcext:value-type="float">
            <text:p>47.3</text:p>
          </table:table-cell>
          <table:table-cell table:style-name="ce3" office:value-type="float" office:value="100000000" calcext:value-type="float">
            <text:p>1.00E+008</text:p>
          </table:table-cell>
          <table:table-cell table:style-name="ce2" office:value-type="float" office:value="753" calcext:value-type="float">
            <text:p>753</text:p>
          </table:table-cell>
          <table:table-cell table:style-name="ce3" table:formula="of:=[.O4]/[.N4]" office:value-type="float" office:value="0.00000753" calcext:value-type="float">
            <text:p>7.53E-006</text:p>
          </table:table-cell>
          <table:table-cell table:style-name="ce3" table:formula="of:=[.P4]*(1-2/SQRT([.O4]))" office:value-type="float" office:value="0.00000698118309063951" calcext:value-type="float">
            <text:p>6.98E-006</text:p>
          </table:table-cell>
          <table:table-cell table:style-name="ce3" table:formula="of:=[.P4]*(1+2/SQRT([.O4]))" office:value-type="float" office:value="0.00000807881690936049" calcext:value-type="float">
            <text:p>8.08E-006</text:p>
          </table:table-cell>
          <table:table-cell table:style-name="ce2" table:number-columns-repeated="1006"/>
        </table:table-row>
        <table:table-row table:style-name="ro2">
          <table:table-cell table:style-name="ce2" office:value-type="float" office:value="17.8" calcext:value-type="float">
            <text:p>17.8</text:p>
          </table:table-cell>
          <table:table-cell table:style-name="ce3" office:value-type="float" office:value="20000000" calcext:value-type="float">
            <text:p>2.00E+007</text:p>
          </table:table-cell>
          <table:table-cell table:style-name="ce2" office:value-type="float" office:value="49" calcext:value-type="float">
            <text:p>49</text:p>
          </table:table-cell>
          <table:table-cell table:style-name="ce3" table:formula="of:=[.C5]/[.B5]" office:value-type="float" office:value="0.00000245" calcext:value-type="float">
            <text:p>2.45E-006</text:p>
          </table:table-cell>
          <table:table-cell table:style-name="ce3" table:formula="of:=0.737*[.D5]" office:value-type="float" office:value="0.00000180565" calcext:value-type="float">
            <text:p>1.81E-006</text:p>
          </table:table-cell>
          <table:table-cell table:style-name="ce3" table:formula="of:=[.D5]*1.322" office:value-type="float" office:value="0.0000032389" calcext:value-type="float">
            <text:p>3.24E-006</text:p>
          </table:table-cell>
          <table:table-cell table:style-name="ce2" office:value-type="float" office:value="17.8" calcext:value-type="float">
            <text:p>17.8</text:p>
          </table:table-cell>
          <table:table-cell table:style-name="ce3" office:value-type="float" office:value="20000000" calcext:value-type="float">
            <text:p>2.00E+007</text:p>
          </table:table-cell>
          <table:table-cell table:style-name="ce2" office:value-type="float" office:value="74" calcext:value-type="float">
            <text:p>74</text:p>
          </table:table-cell>
          <table:table-cell table:style-name="ce3" table:formula="of:=[.I5]/[.H5]" office:value-type="float" office:value="0.0000037" calcext:value-type="float">
            <text:p>3.70E-006</text:p>
          </table:table-cell>
          <table:table-cell table:style-name="ce3" table:formula="of:=[.J5]*(1-2/SQRT([.I5]))" office:value-type="float" office:value="0.00000283976747329574" calcext:value-type="float">
            <text:p>2.84E-006</text:p>
          </table:table-cell>
          <table:table-cell table:style-name="ce3" table:formula="of:=[.J5]*(1+2/SQRT([.I5]))" office:value-type="float" office:value="0.00000456023252670426" calcext:value-type="float">
            <text:p>4.56E-006</text:p>
          </table:table-cell>
          <table:table-cell table:style-name="ce2" office:value-type="float" office:value="53.8" calcext:value-type="float">
            <text:p>53.8</text:p>
          </table:table-cell>
          <table:table-cell table:style-name="ce3" office:value-type="float" office:value="100000000" calcext:value-type="float">
            <text:p>1.00E+008</text:p>
          </table:table-cell>
          <table:table-cell table:style-name="ce2" office:value-type="float" office:value="1273" calcext:value-type="float">
            <text:p>1273</text:p>
          </table:table-cell>
          <table:table-cell table:style-name="ce3" table:formula="of:=[.O5]/[.N5]" office:value-type="float" office:value="0.00001273" calcext:value-type="float">
            <text:p>1.27E-005</text:p>
          </table:table-cell>
          <table:table-cell table:style-name="ce3" table:formula="of:=[.P5]*(1-2/SQRT([.O5]))" office:value-type="float" office:value="0.0000120164174890035" calcext:value-type="float">
            <text:p>1.20E-005</text:p>
          </table:table-cell>
          <table:table-cell table:style-name="ce3" table:formula="of:=[.P5]*(1+2/SQRT([.O5]))" office:value-type="float" office:value="0.0000134435825109964" calcext:value-type="float">
            <text:p>1.34E-005</text:p>
          </table:table-cell>
          <table:table-cell table:style-name="ce2" table:number-columns-repeated="1006"/>
        </table:table-row>
        <table:table-row table:style-name="ro2">
          <table:table-cell table:style-name="ce2" office:value-type="float" office:value="25.4" calcext:value-type="float">
            <text:p>25.4</text:p>
          </table:table-cell>
          <table:table-cell table:style-name="ce3" office:value-type="float" office:value="10000000" calcext:value-type="float">
            <text:p>1.00E+007</text:p>
          </table:table-cell>
          <table:table-cell table:style-name="ce2" office:value-type="float" office:value="21" calcext:value-type="float">
            <text:p>21</text:p>
          </table:table-cell>
          <table:table-cell table:style-name="ce3" table:formula="of:=[.C6]/[.B6]" office:value-type="float" office:value="0.0000021" calcext:value-type="float">
            <text:p>2.10E-006</text:p>
          </table:table-cell>
          <table:table-cell table:style-name="ce3" table:formula="of:=[.D6]*0.619" office:value-type="float" office:value="0.0000012999" calcext:value-type="float">
            <text:p>1.30E-006</text:p>
          </table:table-cell>
          <table:table-cell table:style-name="ce3" table:formula="of:=[.D6]*1.524" office:value-type="float" office:value="0.0000032004" calcext:value-type="float">
            <text:p>3.20E-006</text:p>
          </table:table-cell>
          <table:table-cell table:style-name="ce2" office:value-type="float" office:value="25.4" calcext:value-type="float">
            <text:p>25.4</text:p>
          </table:table-cell>
          <table:table-cell table:style-name="ce3" office:value-type="float" office:value="10000000" calcext:value-type="float">
            <text:p>1.00E+007</text:p>
          </table:table-cell>
          <table:table-cell table:style-name="ce2" office:value-type="float" office:value="45" calcext:value-type="float">
            <text:p>45</text:p>
          </table:table-cell>
          <table:table-cell table:style-name="ce3" table:formula="of:=[.I6]/[.H6]" office:value-type="float" office:value="0.0000045" calcext:value-type="float">
            <text:p>4.50E-006</text:p>
          </table:table-cell>
          <table:table-cell table:style-name="ce3" table:formula="of:=[.J6]*0.729" office:value-type="float" office:value="0.0000032805" calcext:value-type="float">
            <text:p>3.28E-006</text:p>
          </table:table-cell>
          <table:table-cell table:style-name="ce3" table:formula="of:=[.J6]*1.338" office:value-type="float" office:value="0.000006021" calcext:value-type="float">
            <text:p>6.02E-006</text:p>
          </table:table-cell>
          <table:table-cell table:style-name="ce2" office:value-type="float" office:value="64.3" calcext:value-type="float">
            <text:p>64.3</text:p>
          </table:table-cell>
          <table:table-cell table:style-name="ce3" office:value-type="float" office:value="100000000" calcext:value-type="float">
            <text:p>1.00E+008</text:p>
          </table:table-cell>
          <table:table-cell table:style-name="ce2" office:value-type="float" office:value="1466" calcext:value-type="float">
            <text:p>1466</text:p>
          </table:table-cell>
          <table:table-cell table:style-name="ce3" table:formula="of:=[.O6]/[.N6]" office:value-type="float" office:value="0.00001466" calcext:value-type="float">
            <text:p>1.47E-005</text:p>
          </table:table-cell>
          <table:table-cell table:style-name="ce3" table:formula="of:=[.P6]*(1-2/SQRT([.O6]))" office:value-type="float" office:value="0.0000138942324112369" calcext:value-type="float">
            <text:p>1.39E-005</text:p>
          </table:table-cell>
          <table:table-cell table:style-name="ce3" table:formula="of:=[.P6]*(1+2/SQRT([.O6]))" office:value-type="float" office:value="0.0000154257675887631" calcext:value-type="float">
            <text:p>1.54E-005</text:p>
          </table:table-cell>
          <table:table-cell table:style-name="ce2" table:number-columns-repeated="1006"/>
        </table:table-row>
        <table:table-row table:style-name="ro2">
          <table:table-cell table:style-name="ce2" office:value-type="float" office:value="38.5" calcext:value-type="float">
            <text:p>38.5</text:p>
          </table:table-cell>
          <table:table-cell table:style-name="ce3" office:value-type="float" office:value="10000000" calcext:value-type="float">
            <text:p>1.00E+007</text:p>
          </table:table-cell>
          <table:table-cell table:style-name="ce2" office:value-type="float" office:value="33" calcext:value-type="float">
            <text:p>33</text:p>
          </table:table-cell>
          <table:table-cell table:style-name="ce3" table:formula="of:=[.C7]/[.B7]" office:value-type="float" office:value="0.0000033" calcext:value-type="float">
            <text:p>3.30E-006</text:p>
          </table:table-cell>
          <table:table-cell table:style-name="ce3" table:formula="of:=[.D7]*0.688" office:value-type="float" office:value="0.0000022704" calcext:value-type="float">
            <text:p>2.27E-006</text:p>
          </table:table-cell>
          <table:table-cell table:style-name="ce3" table:formula="of:=[.D7]*1.403" office:value-type="float" office:value="0.0000046299" calcext:value-type="float">
            <text:p>4.63E-006</text:p>
          </table:table-cell>
          <table:table-cell table:style-name="ce2" office:value-type="float" office:value="38.5" calcext:value-type="float">
            <text:p>38.5</text:p>
          </table:table-cell>
          <table:table-cell table:style-name="ce3" office:value-type="float" office:value="10000000" calcext:value-type="float">
            <text:p>1.00E+007</text:p>
          </table:table-cell>
          <table:table-cell table:style-name="ce2" office:value-type="float" office:value="50" calcext:value-type="float">
            <text:p>50</text:p>
          </table:table-cell>
          <table:table-cell table:style-name="ce3" table:formula="of:=[.I7]/[.H7]" office:value-type="float" office:value="0.000005" calcext:value-type="float">
            <text:p>5.00E-006</text:p>
          </table:table-cell>
          <table:table-cell table:style-name="ce3" table:formula="of:=[.J7]*0.74" office:value-type="float" office:value="0.0000037" calcext:value-type="float">
            <text:p>3.70E-006</text:p>
          </table:table-cell>
          <table:table-cell table:style-name="ce3" table:formula="of:=[.J7]*1.318" office:value-type="float" office:value="0.00000659" calcext:value-type="float">
            <text:p>6.59E-006</text:p>
          </table:table-cell>
          <table:table-cell table:style-name="ce2" office:value-type="float" office:value="72.2" calcext:value-type="float">
            <text:p>72.2</text:p>
          </table:table-cell>
          <table:table-cell table:style-name="ce3" office:value-type="float" office:value="100000000" calcext:value-type="float">
            <text:p>1.00E+008</text:p>
          </table:table-cell>
          <table:table-cell table:style-name="ce2" office:value-type="float" office:value="1521" calcext:value-type="float">
            <text:p>1521</text:p>
          </table:table-cell>
          <table:table-cell table:style-name="ce3" table:formula="of:=[.O7]/[.N7]" office:value-type="float" office:value="0.00001521" calcext:value-type="float">
            <text:p>1.52E-005</text:p>
          </table:table-cell>
          <table:table-cell table:style-name="ce3" table:formula="of:=[.P7]*(1-2/SQRT([.O7]))" office:value-type="float" office:value="0.00001443" calcext:value-type="float">
            <text:p>1.44E-005</text:p>
          </table:table-cell>
          <table:table-cell table:style-name="ce3" table:formula="of:=[.P7]*(1+2/SQRT([.O7]))" office:value-type="float" office:value="0.00001599" calcext:value-type="float">
            <text:p>1.60E-005</text:p>
          </table:table-cell>
          <table:table-cell table:style-name="ce2" table:number-columns-repeated="1006"/>
        </table:table-row>
        <table:table-row table:style-name="ro2">
          <table:table-cell table:style-name="ce2" office:value-type="float" office:value="47.3" calcext:value-type="float">
            <text:p>47.3</text:p>
          </table:table-cell>
          <table:table-cell table:style-name="ce3" office:value-type="float" office:value="10000000" calcext:value-type="float">
            <text:p>1.00E+007</text:p>
          </table:table-cell>
          <table:table-cell table:style-name="ce2" office:value-type="float" office:value="22" calcext:value-type="float">
            <text:p>22</text:p>
          </table:table-cell>
          <table:table-cell table:style-name="ce3" table:formula="of:=[.C8]/[.B8]" office:value-type="float" office:value="0.0000022" calcext:value-type="float">
            <text:p>2.20E-006</text:p>
          </table:table-cell>
          <table:table-cell table:style-name="ce3" table:formula="of:=[.D8]*0.627" office:value-type="float" office:value="0.0000013794" calcext:value-type="float">
            <text:p>1.38E-006</text:p>
          </table:table-cell>
          <table:table-cell table:style-name="ce3" table:formula="of:=[.D8]*1.509" office:value-type="float" office:value="0.0000033198" calcext:value-type="float">
            <text:p>3.32E-006</text:p>
          </table:table-cell>
          <table:table-cell table:style-name="ce2" office:value-type="float" office:value="47.3" calcext:value-type="float">
            <text:p>47.3</text:p>
          </table:table-cell>
          <table:table-cell table:style-name="ce3" office:value-type="float" office:value="10000000" calcext:value-type="float">
            <text:p>1.00E+007</text:p>
          </table:table-cell>
          <table:table-cell table:style-name="ce2" office:value-type="float" office:value="52" calcext:value-type="float">
            <text:p>52</text:p>
          </table:table-cell>
          <table:table-cell table:style-name="ce3" table:formula="of:=[.I8]/[.H8]" office:value-type="float" office:value="0.0000052" calcext:value-type="float">
            <text:p>5.20E-006</text:p>
          </table:table-cell>
          <table:table-cell table:style-name="ce3" table:formula="of:=[.J8]*(1-2/SQRT([.I8]))" office:value-type="float" office:value="0.0000037577794898144" calcext:value-type="float">
            <text:p>3.76E-006</text:p>
          </table:table-cell>
          <table:table-cell table:style-name="ce3" table:formula="of:=[.J8]*(1+2/SQRT([.I8]))" office:value-type="float" office:value="0.0000066422205101856" calcext:value-type="float">
            <text:p>6.64E-006</text:p>
          </table:table-cell>
          <table:table-cell table:style-name="ce2" office:value-type="float" office:value="80.2" calcext:value-type="float">
            <text:p>80.2</text:p>
          </table:table-cell>
          <table:table-cell table:style-name="ce3" office:value-type="float" office:value="100000000" calcext:value-type="float">
            <text:p>1.00E+008</text:p>
          </table:table-cell>
          <table:table-cell table:style-name="ce2" office:value-type="float" office:value="1660" calcext:value-type="float">
            <text:p>1660</text:p>
          </table:table-cell>
          <table:table-cell table:style-name="ce3" table:formula="of:=[.O8]/[.N8]" office:value-type="float" office:value="0.0000166" calcext:value-type="float">
            <text:p>1.66E-005</text:p>
          </table:table-cell>
          <table:table-cell table:style-name="ce3" table:formula="of:=[.P8]*(1-2/SQRT([.O8]))" office:value-type="float" office:value="0.0000157851380485015" calcext:value-type="float">
            <text:p>1.58E-005</text:p>
          </table:table-cell>
          <table:table-cell table:style-name="ce3" table:formula="of:=[.P8]*(1+2/SQRT([.O8]))" office:value-type="float" office:value="0.0000174148619514985" calcext:value-type="float">
            <text:p>1.74E-005</text:p>
          </table:table-cell>
          <table:table-cell table:style-name="ce2" table:number-columns-repeated="1006"/>
        </table:table-row>
        <table:table-row table:style-name="ro2">
          <table:table-cell table:style-name="ce2" office:value-type="float" office:value="53.8" calcext:value-type="float">
            <text:p>53.8</text:p>
          </table:table-cell>
          <table:table-cell table:style-name="ce3" office:value-type="float" office:value="10000000" calcext:value-type="float">
            <text:p>1.00E+007</text:p>
          </table:table-cell>
          <table:table-cell table:style-name="ce2" office:value-type="float" office:value="26" calcext:value-type="float">
            <text:p>26</text:p>
          </table:table-cell>
          <table:table-cell table:style-name="ce3" table:formula="of:=[.C9]/[.B9]" office:value-type="float" office:value="0.0000026" calcext:value-type="float">
            <text:p>2.60E-006</text:p>
          </table:table-cell>
          <table:table-cell table:style-name="ce3" table:formula="of:=0.654*[.D9]" office:value-type="float" office:value="0.0000017004" calcext:value-type="float">
            <text:p>1.70E-006</text:p>
          </table:table-cell>
          <table:table-cell table:style-name="ce3" table:formula="of:=[.D9]*1.462" office:value-type="float" office:value="0.0000038012" calcext:value-type="float">
            <text:p>3.80E-006</text:p>
          </table:table-cell>
          <table:table-cell table:style-name="ce2" office:value-type="float" office:value="53.8" calcext:value-type="float">
            <text:p>53.8</text:p>
          </table:table-cell>
          <table:table-cell table:style-name="ce3" office:value-type="float" office:value="10000000" calcext:value-type="float">
            <text:p>1.00E+007</text:p>
          </table:table-cell>
          <table:table-cell table:style-name="ce2" office:value-type="float" office:value="60" calcext:value-type="float">
            <text:p>60</text:p>
          </table:table-cell>
          <table:table-cell table:style-name="ce3" table:formula="of:=[.I9]/[.H9]" office:value-type="float" office:value="0.000006" calcext:value-type="float">
            <text:p>6.00E-006</text:p>
          </table:table-cell>
          <table:table-cell table:style-name="ce3" table:formula="of:=[.J9]*(1-2/SQRT([.I9]))" office:value-type="float" office:value="0.00000445080666151703" calcext:value-type="float">
            <text:p>4.45E-006</text:p>
          </table:table-cell>
          <table:table-cell table:style-name="ce3" table:formula="of:=[.J9]*(1+2/SQRT([.I9]))" office:value-type="float" office:value="0.00000754919333848297" calcext:value-type="float">
            <text:p>7.55E-006</text:p>
          </table:table-cell>
          <table:table-cell table:style-name="ce2" table:number-columns-repeated="4"/>
          <table:table-cell table:style-name="ce3" table:number-columns-repeated="2"/>
          <table:table-cell table:style-name="ce2" table:number-columns-repeated="1006"/>
        </table:table-row>
        <table:table-row table:style-name="ro2">
          <table:table-cell table:style-name="ce2" office:value-type="float" office:value="64.3" calcext:value-type="float">
            <text:p>64.3</text:p>
          </table:table-cell>
          <table:table-cell table:style-name="ce3" office:value-type="float" office:value="10000000" calcext:value-type="float">
            <text:p>1.00E+007</text:p>
          </table:table-cell>
          <table:table-cell table:style-name="ce2" office:value-type="float" office:value="21" calcext:value-type="float">
            <text:p>21</text:p>
          </table:table-cell>
          <table:table-cell table:style-name="ce3" table:formula="of:=[.C10]/[.B10]" office:value-type="float" office:value="0.0000021" calcext:value-type="float">
            <text:p>2.10E-006</text:p>
          </table:table-cell>
          <table:table-cell table:style-name="ce3" table:formula="of:=[.D10]*0.619" office:value-type="float" office:value="0.0000012999" calcext:value-type="float">
            <text:p>1.30E-006</text:p>
          </table:table-cell>
          <table:table-cell table:style-name="ce3" table:formula="of:=[.D10]*1.524" office:value-type="float" office:value="0.0000032004" calcext:value-type="float">
            <text:p>3.20E-006</text:p>
          </table:table-cell>
          <table:table-cell table:style-name="ce2" office:value-type="float" office:value="64.3" calcext:value-type="float">
            <text:p>64.3</text:p>
          </table:table-cell>
          <table:table-cell table:style-name="ce3" office:value-type="float" office:value="10000000" calcext:value-type="float">
            <text:p>1.00E+007</text:p>
          </table:table-cell>
          <table:table-cell table:style-name="ce2" office:value-type="float" office:value="80" calcext:value-type="float">
            <text:p>80</text:p>
          </table:table-cell>
          <table:table-cell table:style-name="ce3" table:formula="of:=[.I10]/[.H10]" office:value-type="float" office:value="0.000008" calcext:value-type="float">
            <text:p>8.00E-006</text:p>
          </table:table-cell>
          <table:table-cell table:style-name="ce3" table:formula="of:=[.J10]*(1-2/SQRT([.I10]))" office:value-type="float" office:value="0.00000621114561800017" calcext:value-type="float">
            <text:p>6.21E-006</text:p>
          </table:table-cell>
          <table:table-cell table:style-name="ce3" table:formula="of:=[.J10]*(1+2/SQRT([.I10]))" office:value-type="float" office:value="0.00000978885438199983" calcext:value-type="float">
            <text:p>9.79E-006</text:p>
          </table:table-cell>
          <table:table-cell table:style-name="ce2" table:number-columns-repeated="4"/>
          <table:table-cell table:style-name="ce3" table:number-columns-repeated="2"/>
          <table:table-cell table:style-name="ce2" table:number-columns-repeated="1006"/>
        </table:table-row>
        <table:table-row table:style-name="ro2">
          <table:table-cell table:style-name="ce2" office:value-type="float" office:value="72.2" calcext:value-type="float">
            <text:p>72.2</text:p>
          </table:table-cell>
          <table:table-cell table:style-name="ce3" office:value-type="float" office:value="10000000" calcext:value-type="float">
            <text:p>1.00E+007</text:p>
          </table:table-cell>
          <table:table-cell table:style-name="ce2" office:value-type="float" office:value="25" calcext:value-type="float">
            <text:p>25</text:p>
          </table:table-cell>
          <table:table-cell table:style-name="ce3" table:formula="of:=[.C11]/[.B11]" office:value-type="float" office:value="0.0000025" calcext:value-type="float">
            <text:p>2.50E-006</text:p>
          </table:table-cell>
          <table:table-cell table:style-name="ce3" table:formula="of:=[.D11]*0.648" office:value-type="float" office:value="0.00000162" calcext:value-type="float">
            <text:p>1.62E-006</text:p>
          </table:table-cell>
          <table:table-cell table:style-name="ce3" table:formula="of:=[.D11]*1.472" office:value-type="float" office:value="0.00000368" calcext:value-type="float">
            <text:p>3.68E-006</text:p>
          </table:table-cell>
          <table:table-cell table:style-name="ce2" table:number-columns-repeated="4"/>
          <table:table-cell table:style-name="ce3" table:number-columns-repeated="2"/>
          <table:table-cell table:style-name="ce2" table:number-columns-repeated="4"/>
          <table:table-cell table:style-name="ce3" table:number-columns-repeated="2"/>
          <table:table-cell table:style-name="ce2" table:number-columns-repeated="1006"/>
        </table:table-row>
        <table:table-row table:style-name="ro2">
          <table:table-cell table:style-name="ce2" office:value-type="float" office:value="80.2" calcext:value-type="float">
            <text:p>80.2</text:p>
          </table:table-cell>
          <table:table-cell table:style-name="ce3" office:value-type="float" office:value="30000000" calcext:value-type="float">
            <text:p>3.00E+007</text:p>
          </table:table-cell>
          <table:table-cell table:style-name="ce2" office:value-type="float" office:value="60" calcext:value-type="float">
            <text:p>60</text:p>
          </table:table-cell>
          <table:table-cell table:style-name="ce3" table:formula="of:=[.C12]/[.B12]" office:value-type="float" office:value="0.000002" calcext:value-type="float">
            <text:p>2.00E-006</text:p>
          </table:table-cell>
          <table:table-cell table:style-name="ce3" table:formula="of:=[.D12]*(1-2/SQRT([.C12]))" office:value-type="float" office:value="0.00000148360222050568" calcext:value-type="float">
            <text:p>1.48E-006</text:p>
          </table:table-cell>
          <table:table-cell table:style-name="ce3" table:formula="of:=[.D12]*(1+2/SQRT([.C12]))" office:value-type="float" office:value="0.00000251639777949432" calcext:value-type="float">
            <text:p>2.52E-006</text:p>
          </table:table-cell>
          <table:table-cell table:style-name="ce2" table:number-columns-repeated="4"/>
          <table:table-cell table:style-name="ce3" table:number-columns-repeated="2"/>
          <table:table-cell table:style-name="ce2" table:number-columns-repeated="4"/>
          <table:table-cell table:style-name="ce3" table:number-columns-repeated="2"/>
          <table:table-cell table:style-name="ce2" table:number-columns-repeated="100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Noto Sans" style:font-size-asian="24pt" style:language-asian="zh" style:country-asian="CN" style:font-name-complex="Noto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Castillo</meta:initial-creator>
    <meta:creation-date>2015-05-09T01:53:42.711397547</meta:creation-date>
    <dc:date>2015-05-09T03:29:31.993497494</dc:date>
    <dc:creator>George Castillo</dc:creator>
    <meta:editing-duration>PT1H5M27S</meta:editing-duration>
    <meta:editing-cycles>5</meta:editing-cycles>
    <meta:generator>LibreOffice/4.2.8.2$Linux_X86_64 LibreOffice_project/420$Build-2</meta:generator>
    <meta:document-statistic meta:table-count="1" meta:cell-count="1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0">
      <style:chart-properties chart:display-label="true" chart:logarithmic="true" chart:minimum="0.00000001" chart:maximum="0.00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6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6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title svg:x="6.012cm" svg:y="0.316cm" chart:style-name="ch2">
          <text:p>Test Cross Sections</text:p>
        </chart:title>
        <chart:legend chart:legend-position="end" svg:x="11.357cm" svg:y="3.705cm" style:legend-expansion="high" chart:style-name="ch3"/>
        <chart:plot-area chart:style-name="ch4" table:cell-range-address="Sheet1.A1:Sheet1.A12 Sheet1.D1:Sheet1.D12 Sheet1.J1:Sheet1.J10 Sheet1.P1:Sheet1.P10" chart:data-source-has-labels="row" svg:x="1.331cm" svg:y="1.275cm" svg:width="9.706cm" svg:height="6.569cm">
          <chartooo:coordinate-region svg:x="3.143cm" svg:y="1.474cm" svg:width="7.707cm" svg:height="5.723cm"/>
          <chart:axis chart:dimension="x" chart:name="primary-x" chart:style-name="ch5">
            <chart:title svg:x="4.764cm" svg:y="8.024cm" chart:style-name="ch6">
              <text:p>LET (MeV-cm2/mg)</text:p>
            </chart:title>
          </chart:axis>
          <chart:axis chart:dimension="y" chart:name="primary-y" chart:style-name="ch7">
            <chart:title svg:x="0.451cm" svg:y="6.402cm" chart:style-name="ch8">
              <text:p>Cross Section (cm2/dev)</text:p>
            </chart:title>
            <chart:grid chart:style-name="ch9" chart:class="major"/>
          </chart:axis>
          <chart:series chart:style-name="ch10" chart:values-cell-range-address="Sheet1.D2:Sheet1.D12" chart:label-cell-address="Sheet1.D1:Sheet1.D1" chart:class="chart:scatter">
            <chart:domain table:cell-range-address="Sheet1.A2:Sheet1.A12"/>
            <chart:data-point chart:repeated="11"/>
          </chart:series>
          <chart:series chart:style-name="ch11" chart:values-cell-range-address="Sheet1.J2:Sheet1.J10" chart:label-cell-address="Sheet1.J1:Sheet1.J1" chart:class="chart:scatter">
            <chart:domain table:cell-range-address="Sheet1.G2:Sheet1.G10"/>
            <chart:data-point chart:repeated="9"/>
          </chart:series>
          <chart:series chart:style-name="ch12" chart:values-cell-range-address="Sheet1.P2:Sheet1.P10" chart:label-cell-address="Sheet1.P1:Sheet1.P1" chart:class="chart:scatter">
            <chart:domain table:cell-range-address="Sheet1.M2:Sheet1.M10"/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ross Section (ions/cm2)</text:p>
                <draw:g>
                  <svg:desc>Sheet1.D1:Sheet1.D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ross Section (ions/cm2)</text:p>
                <draw:g>
                  <svg:desc>Sheet1.J1:Sheet1.J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ross Section (ions/cm2)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">
                <text:p>1.3</text:p>
                <draw:g>
                  <svg:desc>Sheet1.A2:Sheet1.A12</svg:desc>
                </draw:g>
              </table:table-cell>
              <table:table-cell office:value-type="float" office:value="0.00000003">
                <text:p>0.00000003</text:p>
                <draw:g>
                  <svg:desc>Sheet1.D2:Sheet1.D12</svg:desc>
                </draw:g>
              </table:table-cell>
              <table:table-cell office:value-type="float" office:value="1.3">
                <text:p>1.3</text:p>
                <draw:g>
                  <svg:desc>Sheet1.G2:Sheet1.G10</svg:desc>
                </draw:g>
              </table:table-cell>
              <table:table-cell office:value-type="float" office:value="0.0000000125">
                <text:p>0.0000000125</text:p>
                <draw:g>
                  <svg:desc>Sheet1.J2:Sheet1.J10</svg:desc>
                </draw:g>
              </table:table-cell>
              <table:table-cell office:value-type="float" office:value="25.4">
                <text:p>25.4</text:p>
                <draw:g>
                  <svg:desc>Sheet1.M2:Sheet1.M10</svg:desc>
                </draw:g>
              </table:table-cell>
              <table:table-cell office:value-type="float" office:value="0.0000000125">
                <text:p>0.0000000125</text:p>
                <draw:g>
                  <svg:desc>Sheet1.P2:Sheet1.P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.00000011">
                <text:p>0.00000011</text:p>
              </table:table-cell>
              <table:table-cell office:value-type="float" office:value="2.5">
                <text:p>2.5</text:p>
              </table:table-cell>
              <table:table-cell office:value-type="float" office:value="0.0000000125">
                <text:p>0.0000000125</text:p>
              </table:table-cell>
              <table:table-cell office:value-type="float" office:value="38.5">
                <text:p>38.5</text:p>
              </table:table-cell>
              <table:table-cell office:value-type="float" office:value="0.00000021">
                <text:p>0.000000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7">
                <text:p>7.7</text:p>
              </table:table-cell>
              <table:table-cell office:value-type="float" office:value="0.00000041">
                <text:p>0.00000041</text:p>
              </table:table-cell>
              <table:table-cell office:value-type="float" office:value="7.7">
                <text:p>7.7</text:p>
              </table:table-cell>
              <table:table-cell office:value-type="float" office:value="0.00000007">
                <text:p>0.00000007</text:p>
              </table:table-cell>
              <table:table-cell office:value-type="float" office:value="47.3">
                <text:p>47.3</text:p>
              </table:table-cell>
              <table:table-cell office:value-type="float" office:value="0.00000753">
                <text:p>0.000007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8">
                <text:p>17.8</text:p>
              </table:table-cell>
              <table:table-cell office:value-type="float" office:value="0.00000245">
                <text:p>0.00000245</text:p>
              </table:table-cell>
              <table:table-cell office:value-type="float" office:value="17.8">
                <text:p>17.8</text:p>
              </table:table-cell>
              <table:table-cell office:value-type="float" office:value="0.0000037">
                <text:p>0.0000037</text:p>
              </table:table-cell>
              <table:table-cell office:value-type="float" office:value="53.8">
                <text:p>53.8</text:p>
              </table:table-cell>
              <table:table-cell office:value-type="float" office:value="0.00001273">
                <text:p>0.000012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4">
                <text:p>25.4</text:p>
              </table:table-cell>
              <table:table-cell office:value-type="float" office:value="0.0000021">
                <text:p>0.0000021</text:p>
              </table:table-cell>
              <table:table-cell office:value-type="float" office:value="25.4">
                <text:p>25.4</text:p>
              </table:table-cell>
              <table:table-cell office:value-type="float" office:value="0.0000045">
                <text:p>0.0000045</text:p>
              </table:table-cell>
              <table:table-cell office:value-type="float" office:value="64.3">
                <text:p>64.3</text:p>
              </table:table-cell>
              <table:table-cell office:value-type="float" office:value="0.00001466">
                <text:p>0.000014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.5">
                <text:p>38.5</text:p>
              </table:table-cell>
              <table:table-cell office:value-type="float" office:value="0.0000033">
                <text:p>0.0000033</text:p>
              </table:table-cell>
              <table:table-cell office:value-type="float" office:value="38.5">
                <text:p>38.5</text:p>
              </table:table-cell>
              <table:table-cell office:value-type="float" office:value="0.000005">
                <text:p>0.000005</text:p>
              </table:table-cell>
              <table:table-cell office:value-type="float" office:value="72.2">
                <text:p>72.2</text:p>
              </table:table-cell>
              <table:table-cell office:value-type="float" office:value="0.00001521">
                <text:p>0.000015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.3">
                <text:p>47.3</text:p>
              </table:table-cell>
              <table:table-cell office:value-type="float" office:value="0.0000022">
                <text:p>0.0000022</text:p>
              </table:table-cell>
              <table:table-cell office:value-type="float" office:value="47.3">
                <text:p>47.3</text:p>
              </table:table-cell>
              <table:table-cell office:value-type="float" office:value="0.0000052">
                <text:p>0.0000052</text:p>
              </table:table-cell>
              <table:table-cell office:value-type="float" office:value="80.2">
                <text:p>80.2</text:p>
              </table:table-cell>
              <table:table-cell office:value-type="float" office:value="0.0000166">
                <text:p>0.00001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.8">
                <text:p>53.8</text:p>
              </table:table-cell>
              <table:table-cell office:value-type="float" office:value="0.0000026">
                <text:p>0.0000026</text:p>
              </table:table-cell>
              <table:table-cell office:value-type="float" office:value="53.8">
                <text:p>53.8</text:p>
              </table:table-cell>
              <table:table-cell office:value-type="float" office:value="0.000006">
                <text:p>0.00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.3">
                <text:p>64.3</text:p>
              </table:table-cell>
              <table:table-cell office:value-type="float" office:value="0.0000021">
                <text:p>0.0000021</text:p>
              </table:table-cell>
              <table:table-cell office:value-type="float" office:value="64.3">
                <text:p>64.3</text:p>
              </table:table-cell>
              <table:table-cell office:value-type="float" office:value="0.000008">
                <text:p>0.00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.2">
                <text:p>72.2</text:p>
              </table:table-cell>
              <table:table-cell office:value-type="float" office:value="0.0000025">
                <text:p>0.000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.2">
                <text:p>80.2</text:p>
              </table:table-cell>
              <table:table-cell office:value-type="float" office:value="0.000002">
                <text:p>0.000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